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uredFieldReader.getNext( byte [ ] identifi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tructuredFieldReader.StructuredFieldReader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